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Times new roman" fo:font-size="12pt" officeooo:rsid="001953c6" officeooo:paragraph-rsid="001953c6" style:font-size-asian="12pt" style:font-size-complex="12pt"/>
    </style:style>
    <style:style style:name="P2" style:family="paragraph" style:parent-style-name="Standard">
      <style:text-properties style:font-name="Times new roman" fo:font-size="12pt" officeooo:rsid="00349a86" officeooo:paragraph-rsid="00349a86" style:font-size-asian="12pt" style:font-size-complex="12pt"/>
    </style:style>
    <style:style style:name="P3" style:family="paragraph" style:parent-style-name="Standard">
      <style:text-properties style:font-name="Times new roman" fo:font-size="12pt" officeooo:rsid="0036523d" officeooo:paragraph-rsid="0036523d" style:font-size-asian="12pt" style:font-size-complex="12pt"/>
    </style:style>
    <style:style style:name="P4" style:family="paragraph" style:parent-style-name="Standard">
      <style:text-properties style:font-name="Times new roman" fo:font-size="12pt" officeooo:rsid="0038485e" officeooo:paragraph-rsid="0038485e" style:font-size-asian="12pt" style:font-size-complex="12pt"/>
    </style:style>
    <style:style style:name="P5" style:family="paragraph" style:parent-style-name="Standard">
      <style:text-properties style:font-name="Times new roman" fo:font-size="12pt" officeooo:rsid="0038f011" officeooo:paragraph-rsid="0038f011" style:font-size-asian="12pt" style:font-size-complex="12pt"/>
    </style:style>
    <style:style style:name="P6" style:family="paragraph" style:parent-style-name="Standard">
      <style:text-properties style:font-name="Times new roman" fo:font-size="12pt" officeooo:rsid="0038f011" officeooo:paragraph-rsid="003b2230" style:font-size-asian="12pt" style:font-size-complex="12pt"/>
    </style:style>
    <style:style style:name="P7" style:family="paragraph" style:parent-style-name="Standard">
      <style:text-properties style:font-name="Times new roman" fo:font-size="12pt" officeooo:rsid="003b2230" officeooo:paragraph-rsid="003b2230" style:font-size-asian="12pt" style:font-size-complex="12pt"/>
    </style:style>
    <style:style style:name="P8" style:family="paragraph" style:parent-style-name="Standard">
      <style:text-properties style:font-name="Times new roman" fo:font-size="12pt" officeooo:rsid="003b97d4" officeooo:paragraph-rsid="003b97d4" style:font-size-asian="12pt" style:font-size-complex="12pt"/>
    </style:style>
    <style:style style:name="P9" style:family="paragraph" style:parent-style-name="Standard">
      <style:text-properties style:font-name="Times new roman" fo:font-size="12pt" officeooo:rsid="003b97d4" officeooo:paragraph-rsid="003c28a8" style:font-size-asian="12pt" style:font-size-complex="12pt"/>
    </style:style>
    <style:style style:name="P10" style:family="paragraph" style:parent-style-name="Standard">
      <style:text-properties style:font-name="Times new roman" fo:font-size="12pt" officeooo:rsid="003b97d4" officeooo:paragraph-rsid="003b97d4" style:font-size-asian="12pt" style:font-size-complex="12pt"/>
    </style:style>
    <style:style style:name="P11" style:family="paragraph" style:parent-style-name="Standard">
      <style:text-properties style:font-name="Times new roman" fo:font-size="12pt" officeooo:rsid="0044cb9b" officeooo:paragraph-rsid="0044cb9b" style:font-size-asian="12pt" style:font-size-complex="12pt"/>
    </style:style>
    <style:style style:name="P12" style:family="paragraph" style:parent-style-name="Standard" style:list-style-name="L1">
      <style:text-properties style:font-name="Times new roman" fo:font-size="12pt" officeooo:rsid="0044cb9b" officeooo:paragraph-rsid="0044cb9b" style:font-size-asian="12pt" style:font-size-complex="12pt"/>
    </style:style>
    <style:style style:name="P13" style:family="paragraph" style:parent-style-name="Standard">
      <style:text-properties style:font-name="Times new roman" fo:font-size="12pt" officeooo:rsid="00460fe7" officeooo:paragraph-rsid="00460fe7" style:font-size-asian="12pt" style:font-size-complex="12pt"/>
    </style:style>
    <style:style style:name="P14" style:family="paragraph" style:parent-style-name="Standard">
      <style:text-properties style:font-name="Times new roman" fo:font-size="12pt" officeooo:rsid="00476458" officeooo:paragraph-rsid="00476458" style:font-size-asian="12pt" style:font-size-complex="12pt"/>
    </style:style>
    <style:style style:name="P15" style:family="paragraph" style:parent-style-name="Standard">
      <style:text-properties style:font-name="Times new roman" fo:font-size="12pt" officeooo:rsid="00476458" officeooo:paragraph-rsid="004a441b" style:font-size-asian="12pt" style:font-size-complex="12pt"/>
    </style:style>
    <style:style style:name="P16" style:family="paragraph" style:parent-style-name="Standard">
      <style:text-properties style:font-name="Times new roman" fo:font-size="12pt" officeooo:rsid="00488a53" officeooo:paragraph-rsid="00488a53" style:font-size-asian="12pt" style:font-size-complex="12pt"/>
    </style:style>
    <style:style style:name="P17" style:family="paragraph" style:parent-style-name="Standard">
      <style:text-properties style:font-name="Times new roman" fo:font-size="12pt" officeooo:rsid="004bfecf" officeooo:paragraph-rsid="004bfecf" style:font-size-asian="12pt" style:font-size-complex="12pt"/>
    </style:style>
    <style:style style:name="T1" style:family="text">
      <style:text-properties officeooo:rsid="0022937b"/>
    </style:style>
    <style:style style:name="T2" style:family="text">
      <style:text-properties officeooo:rsid="0038485e"/>
    </style:style>
    <style:style style:name="T3" style:family="text">
      <style:text-properties officeooo:rsid="003b2230"/>
    </style:style>
    <style:style style:name="T4" style:family="text">
      <style:text-properties officeooo:rsid="003b97d4"/>
    </style:style>
    <style:style style:name="T5" style:family="text">
      <style:text-properties officeooo:rsid="003c28a8"/>
    </style:style>
    <style:style style:name="T6" style:family="text">
      <style:text-properties officeooo:rsid="0040ba76"/>
    </style:style>
    <style:style style:name="T7" style:family="text">
      <style:text-properties officeooo:rsid="00435e40"/>
    </style:style>
    <style:style style:name="T8" style:family="text">
      <style:text-properties officeooo:rsid="00469aeb"/>
    </style:style>
    <style:style style:name="T9" style:family="text">
      <style:text-properties officeooo:rsid="00488a53"/>
    </style:style>
    <style:style style:name="T10" style:family="text">
      <style:text-properties officeooo:rsid="004a44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4347.004</text:p>
      <text:p text:style-name="P1">Daniel Crawfor<text:span text:style-name="T1">d</text:span></text:p>
      <text:p text:style-name="P1"/>
      <text:p text:style-name="P2">This homework is really freaking long</text:p>
      <text:p text:style-name="P2"/>
      <text:p text:style-name="P2">6.1)</text:p>
      <text:p text:style-name="P2">Tables/Relations in SQL are different because in SQL, there can be multiple tuples that are completely identical in their attribute values(duplicate tuples). The reason SQL allows duplicate tuples is because duplicate elimination can be an expensive operation. Another reason is that users may want to see duplicate tuples when they query the database.</text:p>
      <text:p text:style-name="P2"/>
      <text:p text:style-name="P2">6.3)</text:p>
      <text:p text:style-name="P4">Entity Integrity and referential integrity can be specified within a database using the CREATE TABLE statement after the attributes are declared. This is also acceptable for the ALTER TABLE command. SQL can set a key as a PRIMARY KEY and a FOREIGN KEY after they are declared to accomplish these constraints. For referential triggered actions, SQL has several commands to change the action when it is called. These commands to react to are ON DELETE and ON UPDATE, and they can react by using SET NULL, CASCADE and SET DEFAULT.</text:p>
      <text:p text:style-name="P4"/>
      <text:p text:style-name="P3">6.12<text:span text:style-name="T2">)</text:span></text:p>
      <text:p text:style-name="P5">a)</text:p>
      <text:p text:style-name="P5">SELECT<text:tab/>Name</text:p>
      <text:p text:style-name="P5">FROM<text:tab/><text:tab/>STUDENT</text:p>
      <text:p text:style-name="P5">WHERE<text:tab/>Major=’CS’ <text:span text:style-name="T4">AND Class=4</text:span></text:p>
      <text:p text:style-name="P5">b)</text:p>
      <text:p text:style-name="P5">SELECT<text:tab/>COURSE.Course_Name</text:p>
      <text:p text:style-name="P5">FROM<text:tab/><text:tab/>SECTION, COURSE</text:p>
      <text:p text:style-name="P5">WHERE<text:tab/>SECTION.Instructor=’King’ AND </text:p>
      <text:p text:style-name="P5"><text:tab/><text:tab/>(SECTION.Y<text:span text:style-name="T7">ear</text:span>=’07’ OR SECTION.Y<text:span text:style-name="T7">ear</text:span> = ‘08’)</text:p>
      <text:p text:style-name="P5">c)</text:p>
      <text:p text:style-name="P6">SELECT<text:tab/><text:span text:style-name="T3">Course_number, Year, Semester, COUNT(*)</text:span></text:p>
      <text:p text:style-name="P6">FROM<text:tab/><text:tab/>SECTION, <text:span text:style-name="T3">GRADE_REPORT</text:span></text:p>
      <text:p text:style-name="P6">WHERE<text:tab/><text:span text:style-name="T3">Instructor=’King’ AND <text:tab/><text:tab/><text:tab/> <text:tab/><text:tab/><text:tab/><text:tab/><text:tab/><text:tab/><text:tab/><text:tab/>SECTION.Section_identifier=GRADE_REPORT.Section_identifier</text:span></text:p>
      <text:p text:style-name="P7">GROUP BY<text:tab/>Course_number, Semester, Year</text:p>
      <text:p text:style-name="P8">d)</text:p>
      <text:p text:style-name="P8">SELECT<text:tab/>Name, COURSE.Course_Name, COURSE.Course_Number, COURSE.Credit_hours,</text:p>
      <text:p text:style-name="P8"><text:tab/><text:tab/>SECTION.Semester, SECTION.Year, GRADE_REPORT.Grade</text:p>
      <text:p text:style-name="P8">FROM<text:tab/><text:tab/>STUDENT, COURSE, SECTION, GRADE_REPORT</text:p>
      <text:p text:style-name="P8">WHERE<text:tab/>STUDENT.Class = 4 AND <text:span text:style-name="T6">STUDENT.Major=’CS’ AND</text:span></text:p>
      <text:p text:style-name="P9"><text:tab/><text:tab/>STUDENT.Student_number <text:span text:style-name="T5">= </text:span>GRADE_REPORT.Student_number AND</text:p>
      <text:p text:style-name="P8"><text:tab/><text:tab/>GRADE_REPORT.S<text:span text:style-name="T5">ection_identifier = SECTION.Section_Identifier AND</text:span></text:p>
      <text:p text:style-name="P8"><text:tab/><text:tab/><text:span text:style-name="T5">SECTION.Course_number = COURSE.Course_number</text:span></text:p>
      <text:p text:style-name="P8"/>
      <text:p text:style-name="P11">7.1)</text:p>
      <text:p text:style-name="P11">There are six clauses in an SQL retrieval query but only 2, SELECT and FROM, are mandatory. The optional ones are WHERE, GROUP BY, HAVING, ORDER.</text:p>
      <text:list xml:id="list374010692" text:style-name="L1">
        <text:list-item>
          <text:p text:style-name="P12">SELECT: Lists the attributes or functions to be retrieved.</text:p>
        </text:list-item>
        <text:list-item>
          <text:p text:style-name="P12">FROM: Specifies all relations/tables needed in the query</text:p>
        </text:list-item>
        <text:list-item>
          <text:p text:style-name="P12"><text:soft-page-break/>WHERE: Specifies conditions for selecting some of the tuples</text:p>
        </text:list-item>
        <text:list-item>
          <text:p text:style-name="P12">GROUP BY: Specifies grouping attributes</text:p>
        </text:list-item>
        <text:list-item>
          <text:p text:style-name="P12">HAVING: Specifies a condition on the groups being selected rather than on the individual tuples</text:p>
        </text:list-item>
        <text:list-item>
          <text:p text:style-name="P12">ORDER BY: Specifies an order for displaying the result of a query</text:p>
        </text:list-item>
      </text:list>
      <text:p text:style-name="P11"/>
      <text:p text:style-name="P11">7.3)</text:p>
      <text:p text:style-name="P13">SQL considers each NULL value to be distinct from each other NULL value. Therefore, instead of using comparison operators such as == or &lt;&gt; it uses IS and IS NOT. Since each NULL is distinct, <text:span text:style-name="T8">a comparison operator is not necessary in this situation. In an aggregate function, NULL values are discarded when they are applied. Grouping on the other hand will group all the NULL values into their own group, for all values that have a NULL for any attribute.</text:span></text:p>
      <text:p text:style-name="P13"/>
      <text:p text:style-name="P11">7.5)</text:p>
      <text:p text:style-name="P14">a)</text:p>
      <text:p text:style-name="P14">SELECT<text:tab/>Dname, COUNT(*)</text:p>
      <text:p text:style-name="P14">FROM<text:tab/><text:tab/>EMPLOYEE, DEPARTMENT</text:p>
      <text:p text:style-name="P14">WHERE<text:tab/>Dnumber=Dno</text:p>
      <text:p text:style-name="P14">HAVING<text:tab/>Salary &gt; 30000</text:p>
      <text:p text:style-name="P14"/>
      <text:p text:style-name="P14">Query Result:</text:p>
      <text:p text:style-name="P14">Dname = Research, Count = <text:span text:style-name="T10">2</text:span></text:p>
      <text:p text:style-name="P14">Dname = Administration, Count = 1</text:p>
      <text:p text:style-name="P14">Dname = Headquarters, Count = 1</text:p>
      <text:p text:style-name="P14"/>
      <text:p text:style-name="P14">b)</text:p>
      <text:p text:style-name="P16">Can be done using a nested clause</text:p>
      <text:p text:style-name="P16"/>
      <text:p text:style-name="P14">SELECT<text:tab/><text:span text:style-name="T9">Dname, COUNT(*)</text:span></text:p>
      <text:p text:style-name="P16">FROM<text:tab/><text:tab/>DEPARTMENT, EMPLOYEE</text:p>
      <text:p text:style-name="P16">WHERE<text:tab/>Dnumber = Dno AND Sex = M AND Dno IN (</text:p>
      <text:p text:style-name="P16"><text:tab/>SELECT<text:tab/>Dno</text:p>
      <text:p text:style-name="P16"><text:tab/>FROM<text:tab/><text:tab/>EMPLOYEE</text:p>
      <text:p text:style-name="P16"><text:tab/>WHERE Salary &gt; 30000)</text:p>
      <text:p text:style-name="P16">GROUP BY <text:tab/>Dname</text:p>
      <text:p text:style-name="P16"/>
      <text:p text:style-name="P15">Query Result:</text:p>
      <text:p text:style-name="P15">Dname = Research, Count = <text:span text:style-name="T10">2</text:span></text:p>
      <text:p text:style-name="P15">Dname = Administration, Count = <text:span text:style-name="T10">0</text:span></text:p>
      <text:p text:style-name="P15">Dname = Headquarters, Count = 1</text:p>
      <text:p text:style-name="P15"/>
      <text:p text:style-name="P17">8.7)</text:p>
      <text:p text:style-name="P17"/>
      <text:p text:style-name="P17">8.9)</text:p>
      <text:p text:style-name="P17">8.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23:55:34.919983561</meta:creation-date>
    <dc:date>2019-03-07T01:41:10.315704486</dc:date>
    <meta:editing-duration>PT4H25M5S</meta:editing-duration>
    <meta:editing-cycles>15</meta:editing-cycles>
    <meta:generator>LibreOffice/6.2.0.3$Linux_X86_64 LibreOffice_project/20$Build-3</meta:generator>
    <meta:document-statistic meta:table-count="0" meta:image-count="0" meta:object-count="0" meta:page-count="2" meta:paragraph-count="66" meta:word-count="496" meta:character-count="3230" meta:non-whitespace-character-count="2772"/>
  </office:meta>
</office:document-meta>
</file>